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094b8" style:font-weight-asian="normal" style:font-weight-complex="normal"/>
    </style:style>
    <style:style style:name="T5" style:family="text">
      <style:text-properties fo:font-weight="normal" officeooo:rsid="0021f5f4" style:font-weight-asian="normal" style:font-weight-complex="normal"/>
    </style:style>
    <style:style style:name="T6" style:family="text">
      <style:text-properties officeooo:rsid="0016dc92"/>
    </style:style>
    <style:style style:name="T7" style:family="text">
      <style:text-properties officeooo:rsid="0018c4f2"/>
    </style:style>
    <style:style style:name="T8" style:family="text">
      <style:text-properties fo:font-weight="bold" officeooo:rsid="0018c4f2" style:font-weight-asian="bold" style:font-weight-complex="bold"/>
    </style:style>
    <style:style style:name="T9" style:family="text">
      <style:text-properties fo:font-weight="bold" officeooo:rsid="001f1544" style:font-weight-asian="bold" style:font-weight-complex="bold"/>
    </style:style>
    <style:style style:name="T10" style:family="text">
      <style:text-properties officeooo:rsid="001f1544"/>
    </style:style>
    <style:style style:name="T11" style:family="text">
      <style:text-properties officeooo:rsid="0020666f"/>
    </style:style>
    <style:style style:name="T12" style:family="text">
      <style:text-properties officeooo:rsid="002094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2">2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2">2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0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4">2</text:span><text:span text:style-name="T3">.sh to test Scenario </text:span><text:span text:style-name="T5">2</text:span><text:span text:style-name="T3">.</text:span></text:p>
            <text:p text:style-name="P3">Prerequisites:</text:p>
            <text:list xml:id="list3295638428056358616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2 steps per second.</text:span></text:p>
            <text:p text:style-name="P3">Scenario Procedure:</text:p>
            <text:p text:style-name="P6"><text:tab/>U<text:span text:style-name="T6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6707923040188320781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1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<text:span text:style-name="T12">2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7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8">Create Simulator object and populate with Airplanes</text:span>:</text:p>
            <text:list xml:id="list1981217997453209443" text:style-name="L3">
              <text:list-item>
                <text:p text:style-name="P16">Create a new simulator object <text:span text:style-name="T10">with step count of 120</text:span> by typing the following command:</text:p>
                <text:list>
                  <text:list-item>
                    <text:p text:style-name="P16">sim = Simulator(<text:span text:style-name="T11">120,2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1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9">Run Simulator</text:span>:</text:p>
            <text:list xml:id="list6605123508544744124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1">120</text:span> steps, giving outputs for both airplanes. <text:s/><text:span text:style-name="T7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2:04:11.885763457</dc:date>
    <meta:editing-duration>PT24M31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1" meta:character-count="1555" meta:non-whitespace-character-count="1359"/>
  </office:meta>
</office:document-meta>
</file>